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Code">
      <style:text-properties style:text-line-through-style="solid"/>
    </style:style>
    <style:style style:name="P3" style:family="paragraph" style:parent-style-name="Code_20_New">
      <style:text-properties fo:font-weight="normal" style:font-weight-asian="normal" style:font-weight-complex="normal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Code_20_New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-start text:name="__RefHeading__3418_1695286129"/>Coper – Javascript<text:bookmark-end text:name="__RefHeading__3418_1695286129"/></text:h>
      <text:p text:style-name="Standard">Save as `copter.html`</text:p>
      <text:p text:style-name="Standard">serve with 'python3 -m http.server' → <text:a xlink:type="simple" xlink:href="http://localhost:8000/copter.html" text:style-name="Internet_20_link" text:visited-style-name="Visited_20_Internet_20_Link">http://localhost:8000/copter.html</text:a></text:p>
      <text:p text:style-name="Standard">Caution: backtick is different from quote!</text:p>
      <text:h text:style-name="Heading_20_3" text:outline-level="3">Base</text:h>
      <text:p text:style-name="Standard">(could be given a template file as a starting point – url? - copy/paste?)</text:p>
      <text:p text:style-name="Code_20_New">&lt;canvas id="canvas_element" width="320" height="240" style="image-rendering: pixelated; object-fit: contain; width:100%; max-width: 100%; height: 100%; max-height: 100%;"&gt;</text:p>
      <text:p text:style-name="Code_20_New">&lt;/canvas&gt;</text:p>
      <text:p text:style-name="Code_20_New">&lt;script&gt;</text:p>
      <text:p text:style-name="Code_20_New"><text:s text:c="4"/>const canvas = document.getElementById('canvas_element');</text:p>
      <text:p text:style-name="Code_20_New"><text:s text:c="4"/>const context = canvas.getContext('2d');</text:p>
      <text:p text:style-name="Code_20_New"/>
      <text:p text:style-name="Code_20_New"><text:s text:c="4"/>let paused;</text:p>
      <text:p text:style-name="Code_20_New"><text:s text:c="4"/>function start() {paused = false; requestAnimationFrame(timerEvent);}</text:p>
      <text:p text:style-name="Code_20_New"><text:s text:c="4"/>function pause() {paused = true;}</text:p>
      <text:p text:style-name="Code_20_New"/>
      <text:p text:style-name="Code_20_New"><text:s text:c="4"/>const keys = {</text:p>
      <text:p text:style-name="Code_20_New"><text:s text:c="8"/>27: 'ESCAPE',</text:p>
      <text:p text:style-name="Code_20_New"><text:s text:c="8"/>32: 'SPACE'</text:p>
      <text:p text:style-name="Code_20_New"><text:s text:c="4"/>};</text:p>
      <text:p text:style-name="Code_20_New"><text:s text:c="4"/>const keys_pressed = {};</text:p>
      <text:p text:style-name="Code_20_New"><text:s text:c="4"/>function init_keys() {for (let key in keys) {keys_pressed[keys[key]]=false;}}</text:p>
      <text:p text:style-name="Code_20_New"><text:s text:c="4"/>window.addEventListener('keydown', eventKeyDown, true);</text:p>
      <text:p text:style-name="Code_20_New"><text:s text:c="4"/>window.addEventListener('keyup' <text:s/>, eventKeyUp <text:s/>, true);</text:p>
      <text:p text:style-name="Code_20_New"><text:s text:c="4"/>function eventKeyDown(event) {</text:p>
      <text:p text:style-name="Code_20_New"><text:s text:c="8"/>if (event.keyCode in keys) {</text:p>
      <text:p text:style-name="Code_20_New"><text:s text:c="12"/>keys_pressed[keys[event.keyCode]]=true; <text:s/>event.preventDefault();</text:p>
      <text:p text:style-name="Code_20_New"><text:s text:c="8"/>}</text:p>
      <text:p text:style-name="Code_20_New"><text:s text:c="4"/>}</text:p>
      <text:p text:style-name="Code_20_New"><text:s text:c="4"/>function eventKeyUp(event) {</text:p>
      <text:p text:style-name="Code_20_New"><text:s text:c="8"/>if (event.keyCode in keys) {</text:p>
      <text:p text:style-name="Code_20_New"><text:s text:c="12"/>keys_pressed[keys[event.keyCode]]=false; event.preventDefault();</text:p>
      <text:p text:style-name="Code_20_New"><text:s text:c="8"/>}</text:p>
      <text:p text:style-name="Code_20_New"><text:s text:c="4"/>}</text:p>
      <text:p text:style-name="Code_20_New"/>
      <text:p text:style-name="Code_20_New"><text:s text:c="4"/>const v = {</text:p>
      <text:p text:style-name="Code_20_New"><text:s text:c="8"/>"color_background": `rgba(0,0,0,255)`,</text:p>
      <text:p text:style-name="Code_20_New"><text:s text:c="4"/>};</text:p>
      <text:p text:style-name="Code_20_New"/>
      <text:p text:style-name="Code_20_New"/>
      <text:p text:style-name="Code_20_New"><text:s text:c="4"/>function reset() {</text:p>
      <text:p text:style-name="Code_20_New"><text:s text:c="8"/>init_keys();</text:p>
      <text:p text:style-name="Code_20_New"><text:s text:c="4"/>}</text:p>
      <text:p text:style-name="Code_20_New"/>
      <text:p text:style-name="Code_20_New"><text:s text:c="4"/>function timerEvent() {</text:p>
      <text:p text:style-name="Code_20_New"><text:s text:c="8"/>context.fillStyle = v.color_background;</text:p>
      <text:p text:style-name="Code_20_New"><text:s text:c="8"/>context.fillRect(0, 0, canvas.width, canvas.height);</text:p>
      <text:p text:style-name="Code_20_New"/>
      <text:p text:style-name="Code_20_New"><text:s text:c="8"/>if (keys_pressed.ESCAPE) {pause(); reset();}</text:p>
      <text:p text:style-name="Code_20_New"/>
      <text:p text:style-name="Code_20_New"><text:s text:c="8"/>if (!paused) {requestAnimationFrame(timerEvent);}</text:p>
      <text:p text:style-name="Code_20_New"><text:s text:c="4"/>}</text:p>
      <text:p text:style-name="Code_20_New"/>
      <text:p text:style-name="Code_20_New"><text:s text:c="4"/>reset();</text:p>
      <text:p text:style-name="Code_20_New"><text:s text:c="4"/>start();</text:p>
      <text:p text:style-name="Code_20_New">&lt;/script&gt;</text:p>
      <text:h text:style-name="Heading_20_3" text:outline-level="3"/>
      <text:h text:style-name="P5" text:outline-level="3">Background</text:h>
      <text:p text:style-name="Standard"/>
      <text:p text:style-name="Code"><text:s text:c="8"/>"color_background": 'rgba(0,0,0,255)',</text:p>
      <text:p text:style-name="Code"><text:s text:c="4"/>};</text:p>
      <text:p text:style-name="Code_20_New"><text:s text:c="4"/>v.background_image = new Image();</text:p>
      <text:p text:style-name="Code_20_New"><text:s text:c="4"/>v.background_image.src = "images/CopterLevel1.gif";</text:p>
      <text:p text:style-name="Code"/>
      <text:p text:style-name="Code"><text:s text:c="4"/>function reset() {</text:p>
      <text:p text:style-name="Code"><text:s text:c="8"/>init_keys();</text:p>
      <text:p text:style-name="Code_20_New"><text:s text:c="8"/>v.view_x_pos <text:s text:c="2"/>= <text:s/>0;</text:p>
      <text:p text:style-name="Code"><text:s text:c="4"/>}</text:p>
      <text:p text:style-name="Standard"/>
      <text:p text:style-name="Code"><text:s text:c="8"/>context.fillStyle = v.color_background;</text:p>
      <text:p text:style-name="Code"><text:s text:c="8"/>context.fillRect(0, 0, canvas.width, canvas.height);</text:p>
      <text:p text:style-name="Code"/>
      <text:p text:style-name="Code_20_New"><text:s text:c="8"/>v.view_x_pos += 1</text:p>
      <text:p text:style-name="Code_20_New"><text:s text:c="8"/>context.drawImage(v.background_image, -v.view_x_pos, 0);</text:p>
      <text:h text:style-name="Heading_20_3" text:outline-level="3">Copter</text:h>
      <text:p text:style-name="Code"><text:s text:c="8"/>"color_background": 'rgba(0,0,0,255)',</text:p>
      <text:p text:style-name="Code"><text:s text:c="4"/>};</text:p>
      <text:p text:style-name="Code_20_New"><text:s text:c="4"/>v.copter_image = new Image();</text:p>
      <text:p text:style-name="Code_20_New"><text:s text:c="4"/>v.copter_image.src = "images/ship.gif";</text:p>
      <text:p text:style-name="Code"><text:s text:c="4"/>v.background_image = new Image();</text:p>
      <text:p text:style-name="Standard"/>
      <text:p text:style-name="Code"><text:s text:c="4"/>function reset() {</text:p>
      <text:p text:style-name="Code"><text:s text:c="8"/>init_keys();</text:p>
      <text:p text:style-name="Code"><text:s text:c="8"/>v.view_x_pos <text:s text:c="2"/>= <text:s/>0;</text:p>
      <text:p text:style-name="Code_20_New"><text:s text:c="8"/>v.copter_x_pos = 50;</text:p>
      <text:p text:style-name="Code_20_New"><text:s text:c="8"/>v.copter_y_pos = canvas.height / 2;</text:p>
      <text:p text:style-name="Code"><text:s text:c="4"/>}</text:p>
      <text:p text:style-name="Standard"/>
      <text:p text:style-name="Code"><text:s text:c="8"/>if (keys_pressed.ESCAPE) {pause(); reset();}</text:p>
      <text:p text:style-name="Code_20_New"><text:s text:c="8"/>if (keys_pressed.SPACE) {v.copter_y_pos+=-2;}</text:p>
      <text:p text:style-name="Code_20_New"><text:s text:c="8"/>else <text:s text:c="19"/>{v.copter_y_pos+= 1;}</text:p>
      <text:p text:style-name="Code_20_New"/>
      <text:p text:style-name="Code_20_New"><text:s text:c="8"/>context.drawImage(</text:p>
      <text:p text:style-name="Code_20_New"><text:s text:c="12"/>v.copter_image, Math.round(v.copter_x_pos), Math.round(v.copter_y_pos)</text:p>
      <text:p text:style-name="Code_20_New"><text:s text:c="8"/>);</text:p>
      <text:p text:style-name="Code"><text:s text:c="5"/>}</text:p>
      <text:h text:style-name="Heading_20_3" text:outline-level="3">Collision (Single Point)</text:h>
      <text:p text:style-name="P3">&lt;/canvas&gt;</text:p>
      <text:p text:style-name="Code_20_New">&lt;canvas id="canvas_colisions" width="320" height="240" style="display: none;"&gt;&lt;/canvas&gt;</text:p>
      <text:p text:style-name="P3">&lt;script&gt;</text:p>
      <text:p text:style-name="Standard"/>
      <text:p text:style-name="Code_20_New"><text:s text:c="3"/>const colisions_context=document.getElementById('canvas_colisions').getContext('2d');</text:p>
      <text:p text:style-name="Code"><text:s text:c="4"/>const v = {</text:p>
      <text:p text:style-name="Standard"/>
      <text:p text:style-name="Code"><text:s text:c="8"/>else <text:s text:c="19"/>{v.copter_y_pos+= 1;}</text:p>
      <text:p text:style-name="Code"/>
      <text:p text:style-name="Code_20_New"><text:s text:c="8"/>colisions_context.fillStyle = v.color_background;</text:p>
      <text:p text:style-name="Code_20_New"><text:s text:c="8"/>colisions_context.fillRect(0, 0, canvas.width, canvas.height);</text:p>
      <text:p text:style-name="Code_20_New"><text:s text:c="8"/>colisions_context.drawImage(v.background_image, -v.view_x_pos, 0);</text:p>
      <text:p text:style-name="Code_20_New"/>
      <text:p text:style-name="Code_20_New"><text:s text:c="8"/>const point = [v.copter_image.width/2, v.copter_image.height/2];</text:p>
      <text:p text:style-name="Code_20_New"><text:s text:c="12"/>const [r,g,b,a] = colisions_context.getImageData(</text:p>
      <text:p text:style-name="Code_20_New"><text:s text:c="16"/>v.copter_x_pos + point[0],</text:p>
      <text:p text:style-name="Code_20_New"><text:s text:c="16"/>v.copter_y_pos + point[1], 1, 1).data</text:p>
      <text:p text:style-name="Code_20_New"><text:s text:c="12"/>const pixel_color = `rgba(${r},${g},${b},${a})`;</text:p>
      <text:p text:style-name="Code_20_New"><text:soft-page-break/><text:s text:c="12"/>if (pixel_color != v.color_background) {</text:p>
      <text:p text:style-name="Code_20_New"><text:s text:c="16"/>reset();</text:p>
      <text:p text:style-name="Code_20_New"><text:s text:c="12"/>}</text:p>
      <text:p text:style-name="Code_20_New"/>
      <text:p text:style-name="Code"><text:s text:c="8"/>context.drawImage(</text:p>
      <text:p text:style-name="Code"><text:s text:c="12"/>variables.copter_image,</text:p>
      <text:h text:style-name="Heading_20_3" text:outline-level="3">Level</text:h>
      <text:p text:style-name="Code"><text:s text:c="4"/>const v = {</text:p>
      <text:p text:style-name="Code_20_New"><text:s text:c="8"/>"color_exit" <text:s text:c="5"/>: 'rgba(255,255,0,255)',</text:p>
      <text:p text:style-name="Code_20_New"><text:s text:c="8"/>"level_number" <text:s text:c="3"/>: 1,</text:p>
      <text:p text:style-name="Standard"/>
      <text:p text:style-name="Code"><text:s text:c="4"/>v.copter_image = new Image();</text:p>
      <text:p text:style-name="Code"><text:s text:c="4"/>v.copter_image.src = "images/ship.gif";</text:p>
      <text:p text:style-name="Code_20_Remove"><text:s text:c="4"/>v.background_image = new Image();</text:p>
      <text:p text:style-name="Code_20_Remove"><text:s text:c="4"/>v.background_image.src = "images/CopterLevel1.gif";</text:p>
      <text:p text:style-name="Code"/>
      <text:p text:style-name="Code_20_New"><text:s text:c="4"/>function load_level(level_number) {</text:p>
      <text:p text:style-name="Code_20_New"><text:s text:c="8"/>v.background_image = new Image();</text:p>
      <text:p text:style-name="Code_20_New"><text:s text:c="8"/>v.background_image.src = `images/CopterLevel${level_number}.gif`;</text:p>
      <text:p text:style-name="Code_20_New"><text:s text:c="8"/>reset();</text:p>
      <text:p text:style-name="Code_20_New"><text:s text:c="4"/>}</text:p>
      <text:p text:style-name="Standard"/>
      <text:p text:style-name="Code_20_New"><text:s text:c="12"/>if (pixel_color == v.color_exit) {</text:p>
      <text:p text:style-name="Code_20_New"><text:s text:c="16"/>alert("Next Level");</text:p>
      <text:p text:style-name="Code_20_New"><text:s text:c="16"/>load_level(++v.level_number);</text:p>
      <text:p text:style-name="Code_20_New"><text:s text:c="12"/>}</text:p>
      <text:p text:style-name="Code"><text:s text:c="12"/>if (pixel_color != v.color_background) {</text:p>
      <text:p text:style-name="Code"><text:s text:c="16"/>reset();</text:p>
      <text:p text:style-name="Standard"/>
      <text:p text:style-name="Code_20_New"><text:s text:c="4"/>load_level(v.level_number);</text:p>
      <text:p text:style-name="P2"><text:s text:c="4"/>reset();</text:p>
      <text:p text:style-name="Code"><text:s text:c="4"/>start();</text:p>
      <text:h text:style-name="Heading_20_3" text:outline-level="3">Physics</text:h>
      <text:p text:style-name="Code"><text:s text:c="4"/>const keys = {</text:p>
      <text:p text:style-name="Code"><text:s text:c="8"/>27: 'ESCAPE', </text:p>
      <text:p text:style-name="Code_20_New"><text:s text:c="8"/>38: 'UP', </text:p>
      <text:p text:style-name="Code_20_New"><text:s text:c="8"/>40: 'DOWN', </text:p>
      <text:p text:style-name="Code_20_New"><text:s text:c="8"/>37: 'LEFT', </text:p>
      <text:p text:style-name="Code_20_New"><text:s text:c="8"/>39: 'RIGHT', </text:p>
      <text:p text:style-name="Standard"/>
      <text:p text:style-name="Code"><text:s text:c="4"/>const v = {</text:p>
      <text:p text:style-name="Code_20_New"><text:s text:c="8"/>v.copter_x_vel = <text:s/>0;</text:p>
      <text:p text:style-name="Code_20_New"><text:s text:c="8"/>v.copter_y_vel = <text:s/>0;</text:p>
      <text:p text:style-name="Standard"/>
      <text:p text:style-name="Code"><text:s text:c="8"/>if (keys_pressed.ESCAPE) {pause(); reset();}</text:p>
      <text:p text:style-name="Code_20_Remove"><text:s text:c="8"/>if (keys_pressed.SPACE) {v.copter_y_pos+=-2;}</text:p>
      <text:p text:style-name="Code_20_Remove"><text:s text:c="8"/>else <text:s text:c="19"/>{v.copter_y_pos+= 1;}</text:p>
      <text:p text:style-name="Code_20_New"><text:s text:c="8"/>if (keys_pressed.UP <text:s text:c="3"/>) {v.copter_y_vel += -0.1;}</text:p>
      <text:p text:style-name="Code_20_New"><text:s text:c="8"/>if (keys_pressed.DOWN <text:s/>) {v.copter_y_vel += <text:s/>0.1;}</text:p>
      <text:p text:style-name="Code_20_New"><text:s text:c="8"/>if (keys_pressed.LEFT <text:s/>) {v.copter_x_vel += -0.1;}</text:p>
      <text:p text:style-name="Code_20_New"><text:s text:c="8"/>if (keys_pressed.RIGHT ) {v.copter_x_vel += <text:s/>0.1;}</text:p>
      <text:p text:style-name="Code_20_New"><text:s text:c="8"/>v.copter_x_vel <text:s/>= v.copter_x_vel * 0.99;</text:p>
      <text:p text:style-name="Code_20_New"><text:s text:c="8"/>v.copter_y_vel <text:s/>= v.copter_y_vel * 0.99;</text:p>
      <text:p text:style-name="Code_20_New"><text:s text:c="8"/>v.copter_y_vel += 0.025;</text:p>
      <text:p text:style-name="Code_20_New"><text:s text:c="8"/>v.copter_x_pos += v.copter_x_vel;</text:p>
      <text:p text:style-name="Code_20_New"><text:s text:c="8"/>v.copter_y_pos += v.copter_y_vel;</text:p>
      <text:h text:style-name="Heading_20_3" text:outline-level="3">Collision (Multipoint)</text:h>
      <text:p text:style-name="Code"/>
      <text:p text:style-name="Code"><text:soft-page-break/><text:s text:c="4"/>const colisions_context =document.getElementById('canvas_colisions').getContext('2d');</text:p>
      <text:p text:style-name="Code_20_New"><text:s text:c="4"/>const copter_colision_points = [[0,0],[32,9],[17,2],[22,12],[2,12]];</text:p>
      <text:p text:style-name="Standard"/>
      <text:p text:style-name="Code_20_Remove"><text:s text:c="8"/>const point = [v.copter_image.width/2, v.copter_image.height/2];</text:p>
      <text:p text:style-name="Code_20_New"><text:s text:c="8"/>for (let point of copter_colision_points) {</text:p>
      <text:p text:style-name="Code"><text:s text:c="12"/>const [r,g,b,a] = colisions_context.getImageData(</text:p>
      <text:p text:style-name="Standard"/>
      <text:p text:style-name="Code_20_New"><text:s text:c="8"/>}</text:p>
      <text:p text:style-name="Code"/>
      <text:p text:style-name="Code"><text:s text:c="8"/>context.drawImage(</text:p>
      <text:p text:style-name="Code"><text:s text:c="12"/>v.copter_image,</text:p>
      <text:h text:style-name="Heading_20_3" text:outline-level="3">Parallax</text:h>
      <text:p text:style-name="Code"><text:s text:c="4"/>function load_level(level_number) {</text:p>
      <text:p text:style-name="Code_20_Remove"><text:s text:c="8"/>v.background_image = new Image();</text:p>
      <text:p text:style-name="Code_20_Remove"><text:s text:c="8"/>v.background_image.src = `images/CopterLevel${level_number}.gif`;</text:p>
      <text:p text:style-name="Code_20_New"><text:s text:c="8"/>const images = [new Image(), new Image(), new Image()];</text:p>
      <text:p text:style-name="Code_20_New"><text:s text:c="8"/>v.background_images = images;</text:p>
      <text:p text:style-name="Code_20_New"><text:s text:c="8"/>function load_background_image(layer, filename) {</text:p>
      <text:p text:style-name="Code_20_New"><text:s text:c="12"/>images[layer].onload = function() {images[layer] = this;}</text:p>
      <text:p text:style-name="Code_20_New"><text:s text:c="12"/>images[layer].src = filename;</text:p>
      <text:p text:style-name="Code_20_New"><text:s text:c="8"/>}</text:p>
      <text:p text:style-name="Code_20_New"><text:s text:c="8"/>load_background_image(2, `images/CopterLevel${level_number}_layer2.gif`);</text:p>
      <text:p text:style-name="Code_20_New"><text:s text:c="8"/>load_background_image(1, `images/CopterLevel${level_number}_layer1.gif`);</text:p>
      <text:p text:style-name="Code_20_New"><text:s text:c="8"/>load_background_image(0, `images/CopterLevel${level_number}.gif`);</text:p>
      <text:p text:style-name="P3"><text:s text:c="8"/>reset();</text:p>
      <text:p text:style-name="Code"><text:s text:c="4"/>}</text:p>
      <text:p text:style-name="Standard"/>
      <text:p text:style-name="Code"><text:s text:c="8"/>v.view_x_pos += 1</text:p>
      <text:p text:style-name="Code_20_Remove"><text:s text:c="8"/>context.drawImage(v.background_image, -v.view_x_pos, 0);</text:p>
      <text:p text:style-name="Code_20_New"><text:s text:c="8"/>for (let i=2 ; i&gt;=0 ; i--) {</text:p>
      <text:p text:style-name="Code_20_New"><text:s text:c="12"/>const offset_x = Math.round(v.view_x_pos / Math.pow(2,i));</text:p>
      <text:p text:style-name="Code_20_New"><text:s text:c="12"/>context.drawImage(v.background_images[i], -offset_x, 0);</text:p>
      <text:p text:style-name="Code_20_New"><text:s text:c="8"/>}</text:p>
      <text:p text:style-name="Standard"/>
      <text:p text:style-name="Code"><text:s text:c="8"/>colisions_context.drawImage(</text:p>
      <text:p text:style-name="Code_20_Remove"><text:s text:c="12"/>v.background_image,</text:p>
      <text:p text:style-name="Code_20_New"><text:s text:c="12"/>v.background_images[0],</text:p>
      <text:p text:style-name="Code"><text:s text:c="12"/>-v.view_x_pos, </text:p>
      <text:p text:style-name="Code"><text:s text:c="12"/>0</text:p>
      <text:p text:style-name="Code"><text:s text:c="8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20-08-21T21:39:36.99">21 August 2020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20-08-21T21:39:37</dc:date>
    <dc:creator>Allan Callaghan</dc:creator>
    <meta:editing-duration>P1DT18H34M36S</meta:editing-duration>
    <meta:editing-cycles>69</meta:editing-cycles>
    <meta:generator>OpenOffice/4.1.7$Unix OpenOffice.org_project/417m1$Build-9800</meta:generator>
    <meta:printed-by>Allan Callaghan</meta:printed-by>
    <meta:print-date>2017-03-20T13:41:10</meta:print-date>
    <meta:document-statistic meta:table-count="0" meta:image-count="0" meta:object-count="0" meta:page-count="4" meta:paragraph-count="180" meta:word-count="540" meta:character-count="6683"/>
  </office:meta>
</office:document-meta>
</file>